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5722643624261334254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list xml:id="list6007660208865939559" text:style-name="L2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3T19:38:51.37</dc:date>
    <dc:creator>James Lombardi</dc:creator>
    <meta:editing-duration>PT5H33M20S</meta:editing-duration>
    <meta:editing-cycles>35</meta:editing-cycles>
    <meta:document-statistic meta:table-count="0" meta:image-count="0" meta:object-count="0" meta:page-count="16" meta:paragraph-count="515" meta:word-count="5485" meta:character-count="27078"/>
  </office:meta>
</office:document-meta>
</file>